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E1F2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/>
      <style:text-properties fo:color="#4472C4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transparent"/>
      <style:text-properties fo:color="#4472C4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thin solid #FFFFFF" fo:border-right="thin solid #FFFFFF"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middle" fo:wrap-option="wrap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FFFFFF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FFFFFF" fo:border-bottom="thin solid #000000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FFFFFF" fo:border-bottom="thin solid #000000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fo:background-color="transparent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background-color="transparent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style:vertical-align="middle" fo:wrap-option="wrap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9.39270833333333cm"/>
    </style:style>
    <style:style style:name="co3" style:family="table-column">
      <style:table-column-properties fo:break-before="auto" style:column-width="11.35062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8.28145833333333cm" style:use-optimal-column-width="true"/>
    </style:style>
    <style:style style:name="co6" style:family="table-column">
      <style:table-column-properties fo:break-before="auto" style:column-width="2.19604166666667cm"/>
    </style:style>
    <style:style style:name="ro1" style:family="table-row">
      <style:table-row-properties style:row-height="40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31pt" style:use-optimal-row-height="fals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34pt" style:use-optimal-row-height="true" fo:break-before="auto"/>
    </style:style>
    <style:style style:name="ro9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vent_24_-_upload_instructions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5"/>
        <table:table-row table:style-name="ro1">
          <table:table-cell office:value-type="string" table:style-name="ce2">
            <text:p>To improve readability of 'Event_24_upload_template.csv', highlight row 1 and select 'Wrap Text' or 'Auto-fit Column Width'<text:s/></text:p>
          </table:table-cell>
          <table:table-cell table:style-name="ce3"/>
          <table:table-cell table:style-name="ce4"/>
          <table:table-cell table:number-columns-repeated="16381" table:style-name="ce5"/>
        </table:table-row>
        <table:table-row table:style-name="ro1">
          <table:table-cell office:value-type="string" table:style-name="ce4">
            <text:p>These instructions explain the requirements for a member's relevant benefit crystallisation event</text:p>
          </table:table-cell>
          <table:table-cell table:style-name="ce6"/>
          <table:table-cell table:style-name="ce4"/>
          <table:table-cell table:number-columns-repeated="16381" table:style-name="ce5"/>
        </table:table-row>
        <table:table-row table:style-name="ro1">
          <table:table-cell table:style-name="ce7"/>
          <table:table-cell table:style-name="ce8"/>
          <table:table-cell table:style-name="ce9"/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office:value-type="string" table:style-name="ce10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Required information / format</text:p>
          </table:table-cell>
          <table:table-cell table:number-columns-repeated="16381" table:style-name="ce11"/>
        </table:table-row>
        <table:table-row table:style-name="ro3">
          <table:table-cell office:value-type="string" table:style-name="ce12">
            <text:p>First name (A)</text:p>
          </table:table-cell>
          <table:table-cell office:value-type="string" table:style-name="ce13">
            <text:p>Tell us the member's first name</text:p>
          </table:table-cell>
          <table:table-cell office:value-type="string" table:style-name="ce13">
            <text:p>The name must be 35 characters or fewer. It must only include letters, spaces, an ampersand (&amp;) or caret (^) or the symbols - ` ' .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12">
            <text:p>Last name (B)<text:s/></text:p>
          </table:table-cell>
          <table:table-cell office:value-type="string" table:style-name="ce13">
            <text:p>Tell us the member's last name</text:p>
          </table:table-cell>
          <table:table-cell office:value-type="string" table:style-name="ce13">
            <text:p>The name must be 35 characters or fewer. It must only include letters, spaces, an ampersand (&amp;) or caret (^) or the symbols - ` ' .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12">
            <text:p>National Insurance number (C)</text:p>
          </table:table-cell>
          <table:table-cell office:value-type="string" table:style-name="ce13">
            <text:p>Tell us the member's National Insurance number</text:p>
          </table:table-cell>
          <table:table-cell office:value-type="string" table:style-name="ce13">
            <text:p>The member's National Insurance number must be 2 letters, 6 numbers, then A, B, C or D. For example, QQ123456C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14"/>
          <table:table-cell table:number-columns-repeated="2" table:style-name="ce15"/>
          <table:table-cell table:number-columns-repeated="2" table:style-name="ce4"/>
          <table:table-cell table:number-columns-repeated="16379" table:style-name="ce11"/>
        </table:table-row>
        <table:table-row table:style-name="ro5">
          <table:table-cell office:value-type="string" table:style-name="ce16">
            <text:p>When was the relevant benefit crystallisation event? (D)</text:p>
          </table:table-cell>
          <table:table-cell office:value-type="string" table:style-name="ce17">
            <text:p>Tell us the date when the benefit was made available - this<text:span text:style-name="T4"><text:s/></text:span>must fall within the tax year to which the event report relates</text:p>
          </table:table-cell>
          <table:table-cell office:value-type="string" table:style-name="ce17">
            <text:p>Digits and text accepted for month. Use UK date format XX/XXX/XXXX. <text:s text:c="9"/>For example: 24/Aug/2022<text:s/><text:span text:style-name="T4">or</text:span><text:s/>24/8/2022<text:s/><text:span text:style-name="T4">or</text:span><text:s/>24/Aug/22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18"/>
          <table:table-cell table:style-name="ce19"/>
          <table:table-cell table:style-name="ce20"/>
          <table:table-cell table:number-columns-repeated="2" table:style-name="ce4"/>
          <table:table-cell table:number-columns-repeated="16379" table:style-name="ce11"/>
        </table:table-row>
        <table:table-row table:style-name="ro6">
          <table:table-cell table:style-name="ce21"/>
          <table:table-cell table:style-name="ce11"/>
          <table:table-cell office:value-type="string" table:style-name="ce22">
            <text:p>In column E, enter the type as below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23">
            <text:p>What was the type of relevant benefit crystallisation event? (E)<text:s/></text:p>
          </table:table-cell>
          <table:table-cell office:value-type="string" table:style-name="ce24">
            <text:p>Annuity protection lump sum death benefit</text:p>
          </table:table-cell>
          <table:table-cell office:value-type="string" table:style-name="ce25">
            <text:p>ANN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6"/>
          <table:table-cell office:value-type="string" table:style-name="ce27">
            <text:p>Defined benefit lump sum death benefit</text:p>
          </table:table-cell>
          <table:table-cell office:value-type="string" table:style-name="ce28">
            <text:p>DEF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27">
            <text:p>Drawdown pension fund lump sum death benefit</text:p>
          </table:table-cell>
          <table:table-cell office:value-type="string" table:style-name="ce28">
            <text:p>DRAW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27">
            <text:p>Flexi-access drawdown lump sum death benefit</text:p>
          </table:table-cell>
          <table:table-cell office:value-type="string" table:style-name="ce28">
            <text:p>FLEXI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13">
            <text:p>Pension commencement lump sum</text:p>
          </table:table-cell>
          <table:table-cell office:value-type="string" table:style-name="ce12">
            <text:p>PCL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13">
            <text:p>Pension protection lump sum death benefit</text:p>
          </table:table-cell>
          <table:table-cell office:value-type="string" table:style-name="ce30">
            <text:p>PROTECTION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13">
            <text:p>Small lump sum</text:p>
          </table:table-cell>
          <table:table-cell office:value-type="string" table:style-name="ce30">
            <text:p>SMALL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1">
            <text:p>Stand-alone lump sum</text:p>
          </table:table-cell>
          <table:table-cell office:value-type="string" table:style-name="ce32">
            <text:p>S-A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3">
            <text:p>Trivial commutation lump sum</text:p>
          </table:table-cell>
          <table:table-cell office:value-type="string" table:style-name="ce12">
            <text:p>T L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4">
            <text:p>Trivial commutation lump sum death benefit<text:s/></text:p>
          </table:table-cell>
          <table:table-cell office:value-type="string" table:style-name="ce32">
            <text:p>T DB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35"/>
          <table:table-cell office:value-type="string" table:style-name="ce33">
            <text:p>Serious ill health lump sum</text:p>
          </table:table-cell>
          <table:table-cell office:value-type="string" table:style-name="ce36">
            <text:p>SERIOU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7">
            <text:p>Uncrystallised funds pension lump sum</text:p>
          </table:table-cell>
          <table:table-cell office:value-type="string" table:style-name="ce32">
            <text:p>UN L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38"/>
          <table:table-cell office:value-type="string" table:style-name="ce27">
            <text:p>Uncrystallised funds lump sum death benefit</text:p>
          </table:table-cell>
          <table:table-cell office:value-type="string" table:style-name="ce28">
            <text:p>UN DB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39"/>
          <table:table-cell office:value-type="string" table:style-name="ce40">
            <text:p>A winding-up lump sum</text:p>
          </table:table-cell>
          <table:table-cell office:value-type="string" table:style-name="ce28">
            <text:p>WIND-UP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24"/>
          <table:table-cell table:style-name="ce41"/>
          <table:table-cell table:style-name="ce15"/>
          <table:table-cell table:number-columns-repeated="2" table:style-name="ce4"/>
          <table:table-cell table:number-columns-repeated="16379" table:style-name="ce11"/>
        </table:table-row>
        <table:table-row table:style-name="ro7">
          <table:table-cell office:value-type="string" table:style-name="ce12">
            <text:p>What was the total amount of the relevant benefit crystallisation event? (F)</text:p>
          </table:table-cell>
          <table:table-cell office:value-type="string" table:style-name="ce17">
            <text:p>Tell us the total amount of the relevant benefit crystallisation event</text:p>
          </table:table-cell>
          <table:table-cell office:value-type="string" table:style-name="ce17">
            <text:p>The total must be an amount of money, like 123.45 or 156.00. It must include pence and cannot be a negative amount, nor exceed £999999999.99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42"/>
          <table:table-cell table:style-name="ce43"/>
          <table:table-cell table:style-name="ce44"/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45">
            <text:p>Does the member hold a valid protection? (G)</text:p>
          </table:table-cell>
          <table:table-cell office:value-type="string" table:style-name="ce46">
            <text:p>Tell us if the member holds a valid form of protection</text:p>
          </table:table-cell>
          <table:table-cell office:value-type="string" table:style-name="ce17">
            <text:p>Enter 'YES' if if the member holds a valid form of protection; 'NO' if they do not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18"/>
          <table:table-cell table:style-name="ce19"/>
          <table:table-cell table:style-name="ce20"/>
          <table:table-cell table:number-columns-repeated="2" table:style-name="ce4"/>
          <table:table-cell table:number-columns-repeated="16379" table:style-name="ce11"/>
        </table:table-row>
        <table:table-row table:style-name="ro6">
          <table:table-cell table:style-name="ce47"/>
          <table:table-cell table:style-name="ce48"/>
          <table:table-cell office:value-type="string" table:style-name="ce22">
            <text:p>In column H, enter the benefit crystallisation type as below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23">
            <text:p><text:span text:style-name="T5">IF YES TO G:<text:s/></text:span>What is the type of protection held? (H)</text:p>
          </table:table-cell>
          <table:table-cell office:value-type="string" table:style-name="ce49">
            <text:p>Enhanced protection<text:s text:c="2"/></text:p>
          </table:table-cell>
          <table:table-cell office:value-type="string" table:style-name="ce25">
            <text:p>EN</text:p>
          </table:table-cell>
          <table:table-cell table:number-columns-repeated="2" table:style-name="ce14"/>
          <table:table-cell table:number-columns-repeated="16379" table:style-name="ce1"/>
        </table:table-row>
        <table:table-row table:style-name="ro3">
          <table:table-cell table:style-name="ce50"/>
          <table:table-cell office:value-type="string" table:style-name="ce49">
            <text:p>Enhanced protection with protected lump sum rights of more than £375,000</text:p>
          </table:table-cell>
          <table:table-cell office:value-type="string" table:style-name="ce28">
            <text:p>EN 375</text:p>
          </table:table-cell>
          <table:table-cell table:style-name="ce14"/>
          <table:table-cell table:style-name="ce51"/>
          <table:table-cell table:number-columns-repeated="16379" table:style-name="ce1"/>
        </table:table-row>
        <table:table-row table:style-name="ro3">
          <table:table-cell table:style-name="ce52"/>
          <table:table-cell office:value-type="string" table:style-name="ce49">
            <text:p>Fixed protection<text:s/></text:p>
          </table:table-cell>
          <table:table-cell office:value-type="string" table:style-name="ce28">
            <text:p>FIXED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2"/>
          <table:table-cell office:value-type="string" table:style-name="ce49">
            <text:p>Fixed protection 2014<text:s/></text:p>
          </table:table-cell>
          <table:table-cell office:value-type="string" table:style-name="ce28">
            <text:p>FP 2014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3"/>
          <table:table-cell office:value-type="string" table:style-name="ce49">
            <text:p>Fixed protection 2016</text:p>
          </table:table-cell>
          <table:table-cell office:value-type="string" table:style-name="ce12">
            <text:p>FP 2016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4"/>
          <table:table-cell office:value-type="string" table:style-name="ce49">
            <text:p>Individual protection 2014<text:s/></text:p>
          </table:table-cell>
          <table:table-cell office:value-type="string" table:style-name="ce12">
            <text:p>IP 2014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5"/>
          <table:table-cell office:value-type="string" table:style-name="ce56">
            <text:p>Individual protection 2016<text:s text:c="2"/></text:p>
          </table:table-cell>
          <table:table-cell office:value-type="string" table:style-name="ce28">
            <text:p>IP 2016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5"/>
          <table:table-cell office:value-type="string" table:style-name="ce17">
            <text:p>Non-residence enhancement</text:p>
          </table:table-cell>
          <table:table-cell office:value-type="string" table:style-name="ce57">
            <text:p>NON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5"/>
          <table:table-cell office:value-type="string" table:style-name="ce58">
            <text:p>Pension credits from previously crystallised rights enhancement</text:p>
          </table:table-cell>
          <table:table-cell office:value-type="string" table:style-name="ce12">
            <text:p>CREDITS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5"/>
          <table:table-cell office:value-type="string" table:style-name="ce27">
            <text:p>Pre-commencement pension credits enhancement</text:p>
          </table:table-cell>
          <table:table-cell office:value-type="string" table:style-name="ce12">
            <text:p>PRE-COMM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9"/>
          <table:table-cell office:value-type="string" table:style-name="ce49">
            <text:p>Primary protection</text:p>
          </table:table-cell>
          <table:table-cell office:value-type="string" table:style-name="ce30">
            <text:p>PRIMARY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60"/>
          <table:table-cell office:value-type="string" table:style-name="ce49">
            <text:p>Primary protection with protected lump sum rights of more than £375,000</text:p>
          </table:table-cell>
          <table:table-cell office:value-type="string" table:style-name="ce30">
            <text:p>LS 375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60"/>
          <table:table-cell office:value-type="string" table:style-name="ce49">
            <text:p>Recognised overseas pension scheme transfer enhancement</text:p>
          </table:table-cell>
          <table:table-cell office:value-type="string" table:style-name="ce32">
            <text:p>OVERSEAS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9"/>
          <table:table-cell office:value-type="string" table:style-name="ce49">
            <text:p>Scheme-specific lump sum protection</text:p>
          </table:table-cell>
          <table:table-cell office:value-type="string" table:style-name="ce28">
            <text:p>SPEC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4">
          <table:table-cell table:style-name="ce61"/>
          <table:table-cell table:style-name="ce62"/>
          <table:table-cell table:style-name="ce63"/>
          <table:table-cell table:number-columns-repeated="2" table:style-name="ce4"/>
          <table:table-cell table:number-columns-repeated="16379" table:style-name="ce11"/>
        </table:table-row>
        <table:table-row table:style-name="ro8">
          <table:table-cell office:value-type="string" table:style-name="ce64">
            <text:p>What is the member's protection reference? (I)</text:p>
          </table:table-cell>
          <table:table-cell office:value-type="string" table:style-name="ce61">
            <text:p>This can be found on the member’s protection certificate</text:p>
          </table:table-cell>
          <table:table-cell office:value-type="string" table:style-name="ce65">
            <text:p>The protection reference is between 8 and 15 characters and can be a combination of numbers and letter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number-columns-repeated="3" table:style-name="ce61"/>
          <table:table-cell table:number-columns-repeated="2" table:style-name="ce4"/>
          <table:table-cell table:number-columns-repeated="16379" table:style-name="ce11"/>
        </table:table-row>
        <table:table-row table:style-name="ro8">
          <table:table-cell office:value-type="string" table:style-name="ce64">
            <text:p>Has this lump sum payment taken the member over their available lump sum allowance? (J)</text:p>
          </table:table-cell>
          <table:table-cell office:value-type="string" table:style-name="ce66">
            <text:p>Tell us if this lump sum payment has taken the member over their available lump sum allowance</text:p>
          </table:table-cell>
          <table:table-cell office:value-type="string" table:style-name="ce17">
            <text:p>Enter 'YES' if the payment has taken the member over their available allowance; 'NO' if it has not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4">
          <table:table-cell table:style-name="ce67"/>
          <table:table-cell table:number-columns-repeated="2" table:style-name="ce63"/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12">
            <text:p>IF NO TO J: Has this lump sum payment taken the member over their available lump sum and death benefit allowance? (K)</text:p>
          </table:table-cell>
          <table:table-cell office:value-type="string" table:style-name="ce13">
            <text:p>Tell us whether this lump sum payment has taken the member over their available lump sum and death benefit allowance</text:p>
          </table:table-cell>
          <table:table-cell office:value-type="string" table:style-name="ce17">
            <text:p>Enter 'YES' if the payment has taken the member over their available allowances; 'NO' if it has not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9">
          <table:table-cell table:number-columns-repeated="2" table:style-name="ce68"/>
          <table:table-cell table:style-name="ce69"/>
          <table:table-cell table:number-columns-repeated="2" table:style-name="ce5"/>
          <table:table-cell table:number-columns-repeated="16379" table:style-name="ce1"/>
        </table:table-row>
        <table:table-row table:style-name="ro8">
          <table:table-cell office:value-type="string" table:style-name="ce70">
            <text:p>IF YES TO K:<text:s/><text:span text:style-name="T4">Has the excess been taxed at marginal rate for this member? (L)</text:span></text:p>
          </table:table-cell>
          <table:table-cell office:value-type="string" table:style-name="ce13">
            <text:p>Tell us if the excess been taxed at marginal rate for this member</text:p>
          </table:table-cell>
          <table:table-cell office:value-type="string" table:style-name="ce17">
            <text:p>Enter 'YES' if the excess has been taxed at marginal rate; 'NO' if it has not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9">
          <table:table-cell table:number-columns-repeated="2" table:style-name="ce68"/>
          <table:table-cell table:style-name="ce69"/>
          <table:table-cell table:number-columns-repeated="2" table:style-name="ce5"/>
          <table:table-cell table:number-columns-repeated="16379" table:style-name="ce1"/>
        </table:table-row>
        <table:table-row table:style-name="ro7">
          <table:table-cell office:value-type="string" table:style-name="ce70">
            <text:p>IF YES TO L:<text:s/><text:span text:style-name="T4">Provide the employer PAYE reference used to report the excess for this member (M)</text:span></text:p>
          </table:table-cell>
          <table:table-cell office:value-type="string" table:style-name="ce13">
            <text:p>Tell us the employer PAYE reference that was used to report the excess for this member</text:p>
          </table:table-cell>
          <table:table-cell office:value-type="string" table:style-name="ce13">
            <text:p>The employer PAYE reference is a 3-digit number, a forward slash, and a tax office employer reference that is a combination of letters and numbers, like 123/AB456</text:p>
          </table:table-cell>
          <table:table-cell table:number-columns-repeated="2" table:style-name="ce5"/>
          <table:table-cell table:number-columns-repeated="16379" table:style-name="ce1"/>
        </table:table-row>
        <table:table-row table:number-rows-repeated="104852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0</meta:generator>
    <dc:title>Event 6 charge file instructions</dc:title>
    <dc:description/>
    <dc:subject>Benefit crystallisation where the member relies on LTA protections</dc:subject>
    <meta:initial-creator>HMRC</meta:initial-creator>
    <dc:creator>Dave Songer</dc:creator>
    <meta:creation-date>2021-09-14T09:26:04Z</meta:creation-date>
    <dc:date>2023-11-15T14:42:09Z</dc:date>
    <meta:template xlink:href="" xlink:type="simple"/>
    <meta:editing-cycles>5</meta:editing-cycles>
    <meta:editing-duration>PT4080S</meta:editing-duration>
  </office:meta>
</office:document-meta>
</file>